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6.929cm" svg:y="0.153cm">
            <draw:object draw:notify-on-update-of-ranges="Sheet1.A1:Sheet1.A1 Sheet1.A2:Sheet1.A20 Sheet1.B1:Sheet1.B1 Sheet1.B2:Sheet1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0.555cm" svg:y="0.471cm">
            <draw:object draw:notify-on-update-of-ranges="Sheet1.L2:Sheet1.L2 Sheet1.L3:Sheet1.L5 Sheet1.M2:Sheet1.M2 Sheet1.M3:Sheet1.M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ource lang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s European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 prior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source lang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Cantones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not European</text:p>
          </table:table-cell>
          <table:table-cell table:formula="of:=SUMIF([.$C$2:.$C$20];0;[.$B$2:.$B$20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Georgian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European</text:p>
          </table:table-cell>
          <table:table-cell table:formula="of:=SUMIF([.$C$2:.$C$20];1;[.$B$2:.$B$20]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kinda European</text:p>
          </table:table-cell>
          <table:table-cell table:formula="of:=SUMIF([.$C$2:.$C$20];2;[.$B$2:.$B$20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ojb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 table:formula="of:=SUM([.M3:.M5])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Mandar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ltip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ltiple possibilitie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matopoei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ng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adian French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tch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glis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peranto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rbo-Croatian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ls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nis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k Pisin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20])" office:value-type="float" office:value="123" calcext:value-type="float">
            <text:p>123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:Sheet1.C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ru" fo:country="RU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9T11:52:20.306059942</meta:creation-date>
    <dc:date>2021-04-19T12:42:48.877022719</dc:date>
    <meta:editing-duration>PT40M27S</meta:editing-duration>
    <meta:editing-cycles>1</meta:editing-cycles>
    <meta:document-statistic meta:table-count="1" meta:cell-count="72" meta:object-count="2"/>
    <meta:generator>LibreOffice/6.4.6.2$Linux_X86_64 LibreOffice_project/17c4c786810c925eb6e0da4181cd43069b44ed29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fill-color="#c5000b"/>
    </style:style>
    <style:style style:name="ch19" style:family="chart"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9.461cm" svg:y="1.96cm" style:legend-expansion="high" chart:style-name="ch2"/>
        <chart:plot-area chart:style-name="ch3" table:cell-range-address="Sheet1.A1:Sheet1.B20" chart:data-source-has-labels="both" svg:x="0.32cm" svg:y="0.18cm" svg:width="8.821cm" svg:height="8.64cm">
          <chartooo:coordinate-region svg:x="0.411cm" svg:y="0.181cm" svg:width="8.639cm" svg:height="8.639cm"/>
          <chart:axis chart:dimension="x" chart:name="primary-x" chart:style-name="ch4" chartooo:axis-type="auto">
            <chartooo:date-scale/>
            <chart:categories table:cell-range-address="Sheet1.A2:Sheet1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0" chart:label-cell-address="Sheet1.B1:Sheet1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 priori</text:p>
                <draw:g>
                  <svg:desc>Sheet1.A2:Sheet1.A20</svg:desc>
                </draw:g>
              </table:table-cell>
              <table:table-cell office:value-type="float" office:value="1">
                <text:p>1</text:p>
                <draw:g>
                  <svg:desc>Sheet1.B2:Sheet1.B20</svg:desc>
                </draw:g>
              </table:table-cell>
            </table:table-row>
            <table:table-row>
              <table:table-cell office:value-type="string">
                <text:p>Cantones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eorgi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Japane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ojb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ndari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ultipl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ultiple possibiliti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nomatopoe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ong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nknow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cadian French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erbo-Croati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Wels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ok Pisin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17c4c786810c925eb6e0da4181cd43069b44ed29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64cm" svg:y="3.703cm" style:legend-expansion="high" chart:style-name="ch2"/>
        <chart:plot-area chart:style-name="ch3" table:cell-range-address="Sheet1.L2:Sheet1.M5" chart:data-source-has-labels="both" svg:x="0.32cm" svg:y="0.18cm" svg:width="12.224cm" svg:height="8.64cm">
          <chartooo:coordinate-region svg:x="2.112cm" svg:y="0.181cm" svg:width="8.639cm" svg:height="8.639cm"/>
          <chart:axis chart:dimension="x" chart:name="primary-x" chart:style-name="ch4" chartooo:axis-type="auto">
            <chartooo:date-scale/>
            <chart:categories table:cell-range-address="Sheet1.L3:Sheet1.L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M3:Sheet1.M5" chart:label-cell-address="Sheet1.M2:Sheet1.M2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Sheet1.M2:Sheet1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t European</text:p>
                <draw:g>
                  <svg:desc>Sheet1.L3:Sheet1.L5</svg:desc>
                </draw:g>
              </table:table-cell>
              <table:table-cell office:value-type="float" office:value="34">
                <text:p>34</text:p>
                <draw:g>
                  <svg:desc>Sheet1.M3:Sheet1.M5</svg:desc>
                </draw:g>
              </table:table-cell>
            </table:table-row>
            <table:table-row>
              <table:table-cell office:value-type="string">
                <text:p>Europe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kinda European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17c4c786810c925eb6e0da4181cd43069b44ed29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